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86pt"/>
    </style:style>
    <style:style style:name="co2" style:family="table-column">
      <style:table-column-properties fo:break-before="auto" style:column-width="341.69pt"/>
    </style:style>
    <style:style style:name="co3" style:family="table-column">
      <style:table-column-properties fo:break-before="auto" style:column-width="158.3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&quot;Google Sans&quot;" fo:font-size="12pt" fo:font-style="normal" fo:text-shadow="none" style:text-underline-style="none" fo:font-weight="bold" style:font-size-asian="12pt" style:font-style-asian="normal" style:font-weight-asian="bold" style:font-name-complex="&quot;Google Sans&quot;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4" office:value-type="string" calcext:value-type="string">
            <text:p>Ціль (1-3 роки) у цій сфері</text:p>
          </table:table-cell>
          <table:table-cell table:style-name="ce4" office:value-type="string" calcext:value-type="string">
            <text:p>Визначте рівень у цій сфері на сьогодні</text:p>
            <text:p>  (від 1 до 10):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«Оточення»</text:p>
          </table:table-cell>
          <table:table-cell table:style-name="ce5" office:value-type="string" calcext:value-type="string">
            <text:p>Познайомитися з новими людьми, бажанно англійською мовою.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Опишіть свою ціль (1-3 роки) у сфері «Розвиток», досягнувши якої відчули себе на 10 балів з 10. [Пишемо за критеріями SMART]</text:p>
          </table:table-cell>
          <table:table-cell table:style-name="ce6" office:value-type="string" calcext:value-type="string">
            <text:p>Успішно реалізовувати ДЗ раніше за всіх, щоб перевестися на більш продвинутий курс. Успішно пройти сертифікацію ISTQB та підтягнути англійську мову. 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Опишіть свою ціль (1-3 роки) у сфері «Кар'єра», досягнувши якої ви відчули себе на 10 балів з 10. [Пишемо за критеріями SMART]</text:p>
          </table:table-cell>
          <table:table-cell table:style-name="ce6" office:value-type="string" calcext:value-type="string">
            <text:p>Пілся завершення курсу працевлаштуватися в аутсорсингову/продуктову компанію з початковою зарплатою 500$ на місяць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Опишіть свою ціль (1-3 роки) у сфері «Фінанси», при досягненні якої відчули на 10 балів із 10. [Пишемо за критеріями SMART]</text:p>
          </table:table-cell>
          <table:table-cell table:style-name="ce6" office:value-type="string" calcext:value-type="string">
            <text:p>Як час покаже - так і буде. Головне щоб отримував задоволення та приносив користь компанії в якій працюю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«Здоров'я, спорт»</text:p>
          </table:table-cell>
          <table:table-cell table:style-name="ce5" office:value-type="string" calcext:value-type="string">
            <text:p>Набратися більшої фізичної та психологічної сили та стійкості. Віджати штангу 100кг від груди та навчитися медитувати пів години-годину поспіль.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«Сім'я»</text:p>
          </table:table-cell>
          <table:table-cell table:style-name="ce5" office:value-type="string" calcext:value-type="string">
            <text:p>Фінансово допомагати матері та по можливості двом рідним бабусям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«Відпочинок»</text:p>
          </table:table-cell>
          <table:table-cell table:style-name="ce5" office:value-type="string" calcext:value-type="string">
            <text:p>Відвідати одну-дві країни Європи. 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«Подорожі»</text:p>
          </table:table-cell>
          <table:table-cell table:style-name="ce5" office:value-type="string" calcext:value-type="string">
            <text:p>Європа/Америка - 2024-2025 рік.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table:formula="of:=SUM([.C2:.C9])" office:value-type="float" office:value="37" calcext:value-type="float">
            <text:p>37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